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/>
    <style:style style:name="P2" style:family="paragraph" style:parent-style-name="Standard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officeooo:rsid="001632ba" officeooo:paragraph-rsid="001632ba"/>
    </style:style>
    <style:style style:name="T1" style:family="text"/>
    <style:style style:name="T2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3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5" style:family="text">
      <style:text-properties fo:color="#000000" loext:opacity="100%" style:font-name="Liberation Sans" style:text-underline-style="none" style:font-name-asian="Liberation Sans2" style:font-name-complex="Liberation Sans2"/>
    </style:style>
    <style:style style:name="T6" style:family="text">
      <style:text-properties fo:color="#000000" loext:opacity="100%" style:font-name="Liberation Sans" style:text-underline-style="none" style:font-name-asian="Liberation Sans2" style:font-name-complex="Liberation Sans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Annahme Hamilton Hs + Hb + Hint<text:span text:style-name="T1"/></text:p>
      <text:p text:style-name="Standard" loext:marker-style-name="T1"><text:span text:style-name="T1">Bad hat viele moden mit unterschiedlicher kopplung</text:span><text:span text:style-name="T1"/></text:p>
      <text:p text:style-name="Standard" loext:marker-style-name="T1"><text:span text:style-name="T1">Pertupative gleichung mit neuman + integral von erinnerungskern</text:span><text:span text:style-name="T1"/></text:p>
      <text:p text:style-name="Standard" loext:marker-style-name="T1"><text:span text:style-name="T1">Erinnerungskern ist einfluss von bad auf system</text:span><text:span text:style-name="T1"/></text:p>
      <text:p text:style-name="Standard" loext:marker-style-name="T1"><text:span text:style-name="T1">Er kann mithilfe von systemoperatoren S aus H(S) und mit hilfe von korelationsfunktionen C(t-tau) gewonnen werden. C(t)= &lt; B(t)B(0)&gt; ist. </text:span><text:span text:style-name="T1"/></text:p>
      <text:p text:style-name="Standard" loext:marker-style-name="T1"><text:span text:style-name="T1">Wie ich das gelerrnt habe mit greensfunktion im interaction frame.</text:span><text:span text:style-name="T1"/></text:p>
      <text:p text:style-name="Standard" loext:marker-style-name="T1"><text:span text:style-name="T1">C(t-tau)= &lt;B(t)B(tau)&gt; =ak Exp(iyk(t-tau))</text:span><text:span text:style-name="T1"/></text:p>
      <text:p text:style-name="Standard" loext:marker-style-name="T1"><text:span text:style-name="T1">Es werden künstliche moden <text:s/>eiengeführt <text:s/>die mit cutt off beschränkt sind. </text:span><text:span text:style-name="T1"/></text:p>
      <text:p text:style-name="Standard" loext:marker-style-name="T1"><text:span text:style-name="T1">Jede künstliche badmoden entspicht dann einem memory kern <text:s/>im integral der Integral-differentialgleichung/ integro gl</text:span><text:span text:style-name="T1"/></text:p>
      <text:p text:style-name="Standard" loext:marker-style-name="T1"/>
      <text:p text:style-name="Standard" loext:marker-style-name="T1"><text:span text:style-name="T2">iαk​ρk​(t)​=∫0t​dτ[S,{ie−γk​(t−τ)US​(t−τ)SρS​(τ)US†​(t−τ)}+{h.c.}].</text:span><text:span text:style-name="T4"/></text:p>
      <text:p text:style-name="Standard" loext:marker-style-name="T1"/>
      <text:p text:style-name="Standard" loext:marker-style-name="T1"><text:span text:style-name="T1">Integrogleichungen haben die form f(x)= u(x)+Int{dy kern(x,y)*u(y)}</text:span><text:span text:style-name="T1"/></text:p>
      <text:p text:style-name="Standard" loext:marker-style-name="T1"><text:span text:style-name="T1">Integrodifferentialgleichungen können im fourierraum/ Laplacetransformierte gelöst werden. </text:span><text:span text:style-name="T1"/></text:p>
      <text:p text:style-name="Standard" loext:marker-style-name="T3"><text:span text:style-name="T1">Jedoch </text:span><text:span text:style-name="T2">C(t)=∫−∞∞​dωJ(ω)(eβω−1)−1e−iωt,</text:span></text:p>
      <text:p text:style-name="P2" loext:marker-style-name="T3"/>
      <text:p text:style-name="Standard" loext:marker-style-name="T3"><text:span text:style-name="T4">Im interaction picture wird die integro –diffgleichung zu </text:span><text:span text:style-name="T3"/></text:p>
      <text:p text:style-name="Standard" loext:marker-style-name="T3"><text:span text:style-name="T2">ρS,I​(t)=TrB​[T(+)exp(∫0t​dτLSB,I​(τ))ρB,eq​]ρS,I​(0),</text:span><text:span text:style-name="T3"/></text:p>
      <text:p text:style-name="P2" loext:marker-style-name="T3"/>
      <text:p text:style-name="Standard" loext:marker-style-name="T3"><text:span text:style-name="T2">ρS,I​(t)=T(+)exp(∫0t​dτKI​(τ))ρS,I​(0),</text:span><text:span text:style-name="T3"/></text:p>
      <text:p text:style-name="Standard" loext:marker-style-name="T1"><text:span text:style-name="T5">Die Gleichungen, die die Entwicklung der reduzierten Dichtematrix beschreiben, wurden ursprünglich für eine Drude-Lorentz-Spektraldichte im Hochtemperaturlimit aus der Kubo-stochastischen Liouville-Gleichung [22–24, 90] und dem Feynman-Vernon-Einflussfunktionsformalismus [25, 26] abgeleitet</text:span><text:span text:style-name="T6"/></text:p>
      <text:p text:style-name="Standard" loext:marker-style-name="T1"><text:span text:style-name="T5">Im Pfadintegralformalismus wird der Einfluss des Bades durch die Bad-Korrelationsfunktion beschrieben. Die HEOM-Gleichungen setzen diese Bad-Korrelationsfunktion in eine Hierarchie von Hilfsdichteoperatoren (ADOs) um, indem sie die Korrelationsfunktion als eine Summe exponentiell gedämpfter Funktionen (in der sogenannten Sum-Over-Modes-Darstellung) darstellen.</text:span><text:span text:style-name="T6"/></text:p>
      <text:p text:style-name="Standard" loext:marker-style-name="T6"><text:span text:style-name="T5">Die HEOM-Gleichungen können aus dem Pfadintegralformalismus hergeleitet werden, indem der Einfluss des Bades durch eine Summe exponentiell gedämpfter Funktionen dargestellt wird. Diese Darstellung führt zu einer Hierarchie von gekoppelten Differgl</text:span><text:span text:style-name="T6"/></text:p>
      <text:p text:style-name="Standard" loext:marker-style-name="T1"><text:soft-page-break/></text:p>
      <text:p text:style-name="Standard" loext:marker-style-name="T6"><text:span text:style-name="T6">Einflusfunktional von feynam – vernon F(x,x‘)</text:span><text:span text:style-name="T6"/></text:p>
      <text:p text:style-name="Standard" loext:marker-style-name="T6"><text:span text:style-name="T6">F(x,x‘)=int exp(V(q,t)-V(q‘,t)) korrelationsfunktion</text:span><text:span text:style-name="T6"/></text:p>
      <text:p text:style-name="Standard" loext:marker-style-name="T1"/>
      <text:p text:style-name="P3" loext:marker-style-name="T1">rho_s = Int pfad exp(Ss -Ss’) *F() dt </text:p>
      <text:p text:style-name="Standard" loext:marker-style-name="T6"><text:span text:style-name="T6">Integro diff aus nakaima zwanzig miit feynam vernom-Funktional -&gt; non-local rho_S =.... Mit hilfe von auxilary /helfe dichte matrizen -&gt; zu einem sett von gekoppelten differentialgleichungen-&gt; <text:s/>zu heom equations. Die dann <text:s/>in tensoren geschrieben werden. </text:span><text:span text:style-name="T6"/></text:p>
      <text:p text:style-name="Standard" loext:marker-style-name="T1"/>
      <text:p text:style-name="Standard" loext:marker-style-name="T6"><text:span text:style-name="T6">Spectral density= &lt;a(t)b(t)&gt; interaction hamilton eigentlich.</text:span><text:span text:style-name="T6"/></text:p>
      <text:p text:style-name="Standard" loext:marker-style-name="T1"/>
      <text:p text:style-name="Standard" loext:marker-style-name="T6"><text:span text:style-name="T6">Ziele von interaction hamilton zu spektraldichte. </text:span><text:span text:style-name="T6"/></text:p>
      <text:p text:style-name="Standard" loext:marker-style-name="T1"><text:span text:style-name="T6">Von spektraldichte zu lorenzpeaks</text:span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de" fo:country="DE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de" fo:country="DE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dc:date>2024-09-25T14:22:45.740134846</dc:date>
    <meta:generator>LibreOffice/24.2.6.2$Linux_X86_64 LibreOffice_project/420$Build-2</meta:generator>
    <meta:editing-duration>PT1M49S</meta:editing-duration>
    <meta:document-statistic meta:table-count="0" meta:image-count="0" meta:object-count="0" meta:page-count="2" meta:paragraph-count="26" meta:word-count="279" meta:character-count="2477" meta:non-whitespace-character-count="2041"/>
    <meta:template xlink:type="simple" xlink:actuate="onRequest" xlink:title="Normal.dotm" xlink:href=""/>
  </office:meta>
</office:document-meta>
</file>